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fill="none" draw:textarea-horizontal-align="center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svg:stroke-width="0.11cm" svg:stroke-color="#000080" draw:marker-start-width="0.35cm" draw:marker-end-width="0.35cm" draw:fill="none" draw:textarea-horizontal-align="center" draw:textarea-vertical-align="middle" fo:padding-top="0.18cm" fo:padding-bottom="0.18cm" fo:padding-left="0.305cm" fo:padding-right="0.305cm"/>
    </style:style>
    <style:style style:name="gr3" style:family="graphic" style:parent-style-name="standard">
      <style:graphic-properties svg:stroke-width="0.01cm" draw:fill="none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11cm" svg:stroke-color="#000080" draw:marker-start-width="0.45cm" draw:marker-end-width="0.45cm" draw:fill="none" draw:textarea-horizontal-align="center" draw:textarea-vertical-align="middle" fo:padding-top="0.18cm" fo:padding-bottom="0.18cm" fo:padding-left="0.305cm" fo:padding-right="0.305cm"/>
    </style:style>
    <style:style style:name="gr5" style:family="graphic" style:parent-style-name="standard">
      <style:graphic-properties svg:stroke-width="0.11cm" svg:stroke-color="#800000" draw:marker-start-width="0.45cm" draw:marker-end-width="0.45cm" draw:fill="none" draw:textarea-horizontal-align="center" draw:textarea-vertical-align="middle" fo:padding-top="0.18cm" fo:padding-bottom="0.18cm" fo:padding-left="0.305cm" fo:padding-right="0.305cm"/>
    </style:style>
    <style:style style:name="gr6" style:family="graphic" style:parent-style-name="standard">
      <style:graphic-properties svg:stroke-width="0.11cm" svg:stroke-color="#800000" draw:marker-start-width="0.46cm" draw:marker-end-width="0.46cm" draw:fill="none" draw:textarea-horizontal-align="center" draw:textarea-vertical-align="middle" fo:padding-top="0.18cm" fo:padding-bottom="0.18cm" fo:padding-left="0.305cm" fo:padding-right="0.305cm"/>
    </style:style>
    <style:style style:name="gr7" style:family="graphic" style:parent-style-name="standard">
      <style:graphic-properties svg:stroke-width="0.11cm" svg:stroke-color="#000080" draw:marker-start-width="0.46cm" draw:marker-end-width="0.46cm" draw:fill="none" draw:textarea-horizontal-align="center" draw:textarea-vertical-align="middle" fo:padding-top="0.18cm" fo:padding-bottom="0.18cm" fo:padding-left="0.305cm" fo:padding-right="0.305cm"/>
    </style:style>
    <style:style style:name="gr8" style:family="graphic" style:parent-style-name="standard">
      <style:graphic-properties svg:stroke-width="0.05cm" svg:stroke-color="#008000" draw:marker-start-width="0.26cm" draw:marker-end="Arrow" draw:marker-end-width="0.19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80" draw:marker-start-width="0.26cm" draw:marker-end="Arrow" draw:marker-end-width="0.19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800000" draw:marker-start-width="0.38cm" draw:marker-end="Arrow" draw:marker-end-width="0.13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800000" draw:marker-start-width="0.37cm" draw:marker-end="Arrow" draw:marker-end-width="0.13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800000" draw:marker-start-width="0.26cm" draw:marker-end="Arrow" draw:marker-end-width="0.13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800000" draw:marker-start-width="0.37cm" draw:marker-end="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>
      <style:graphic-properties svg:stroke-width="0.05cm" svg:stroke-color="#800000" draw:marker-start-width="0.26cm" draw:marker-end-width="0.26cm" draw:fill="none" draw:textarea-horizontal-align="center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cm" svg:stroke-color="#008000" draw:marker-start-width="0.26cm" draw:marker-end-width="0.26cm" draw:fill="none" draw:textarea-horizontal-align="center" draw:textarea-vertical-align="middle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cm" fo:min-width="0cm" fo:padding-top="0.13cm" fo:padding-bottom="0.13cm" fo:padding-left="0.255cm" fo:padding-right="0.255cm"/>
    </style:style>
    <style:style style:name="gr67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_20_2" svg:stroke-width="0.01cm" svg:stroke-color="#808080" draw:marker-start="" draw:marker-start-width="0.215cm" draw:marker-start-center="false" draw:marker-end="" draw:marker-end-width="0.21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>
      <style:graphic-properties svg:stroke-width="0.05cm" svg:stroke-color="#00ff00" draw:marker-start-width="0.37cm" draw:marker-end="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false" fo:min-height="0cm" fo:min-width="7.99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4pt" style:language-asian="zh" style:country-asian="CN" style:font-style-asian="normal" style:font-weight-asian="normal" style:font-family-complex="Mangal" style:font-family-generic-complex="system" style:font-pitch-complex="variable" style:font-size-complex="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4pt" style:language-asian="zh" style:country-asian="CN" style:font-style-asian="normal" style:font-weight-asian="normal" style:font-family-complex="Mangal" style:font-family-generic-complex="system" style:font-pitch-complex="variable" style:font-size-complex="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4pt" style:language-asian="zh" style:country-asian="CN" style:font-style-asian="normal" style:font-weight-asian="normal" style:font-family-complex="Mangal" style:font-family-generic-complex="system" style:font-pitch-complex="variable" style:font-size-complex="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text-properties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P10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4pt" fo:font-style="italic" fo:font-weight="bold" style:font-size-asian="4pt" style:font-style-asian="italic" style:font-weight-asian="bold" style:font-size-complex="4pt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9" draw:layer="layout" svg:width="3.6cm" svg:height="2cm" svg:x="1.2cm" svg:y="1.2cm">
          <draw:glue-point draw:id="4" svg:x="-4.166cm" svg:y="5.025cm"/>
          <text:p text:style-name="P1">P#1</text:p>
        </draw:rect>
        <draw:rect draw:style-name="gr1" draw:text-style-name="P1" draw:id="id7" draw:layer="layout" svg:width="3.6cm" svg:height="2cm" svg:x="4.8cm" svg:y="1.2cm">
          <draw:glue-point draw:id="4" svg:x="-2.641cm" svg:y="5.025cm" draw:escape-direction="down"/>
          <text:p text:style-name="P1">P#2</text:p>
        </draw:rect>
        <draw:rect draw:style-name="gr1" draw:text-style-name="P1" draw:id="id5" draw:layer="layout" svg:width="3.6cm" svg:height="2cm" svg:x="8.4cm" svg:y="1.2cm">
          <draw:glue-point draw:id="4" svg:x="-2.858cm" svg:y="5cm"/>
          <text:p text:style-name="P1">P#3</text:p>
        </draw:rect>
        <draw:rect draw:style-name="gr1" draw:text-style-name="P1" draw:id="id3" draw:layer="layout" svg:width="3.6cm" svg:height="2cm" svg:x="12cm" svg:y="1.2cm">
          <draw:glue-point draw:id="4" svg:x="-2.988cm" svg:y="5cm"/>
          <text:p text:style-name="P1">P#4</text:p>
        </draw:rect>
        <draw:rect draw:style-name="gr1" draw:text-style-name="P1" draw:id="id1" draw:layer="layout" svg:width="4.8cm" svg:height="2cm" svg:x="15.6cm" svg:y="1.2cm">
          <draw:glue-point draw:id="4" svg:x="-3.706cm" svg:y="5cm"/>
          <text:p text:style-name="P1">Offset</text:p>
        </draw:rect>
        <draw:g draw:id="id10">
          <draw:glue-point draw:id="4" svg:x="-5cm" svg:y="-4.05cm"/>
          <draw:glue-point draw:id="5" svg:x="5cm" svg:y="-4.202cm"/>
          <draw:rect draw:style-name="gr2" draw:text-style-name="P2" draw:layer="layout" svg:width="2cm" svg:height="1cm" svg:x="2.812cm" svg:y="4.341cm">
            <text:p text:style-name="P2">Page Table #1</text:p>
          </draw:rect>
          <draw:rect draw:style-name="gr3" draw:text-style-name="P1" draw:layer="layout" svg:width="2cm" svg:height="1cm" svg:x="2.812cm" svg:y="5.341cm">
            <text:p/>
          </draw:rect>
          <draw:rect draw:style-name="gr3" draw:text-style-name="P1" draw:layer="layout" svg:width="2cm" svg:height="1cm" svg:x="2.812cm" svg:y="6.341cm">
            <text:p/>
          </draw:rect>
          <draw:rect draw:style-name="gr3" draw:text-style-name="P1" draw:layer="layout" svg:width="2cm" svg:height="1cm" svg:x="2.812cm" svg:y="7.341cm">
            <text:p/>
          </draw:rect>
          <draw:rect draw:style-name="gr3" draw:text-style-name="P1" draw:layer="layout" svg:width="2cm" svg:height="1cm" svg:x="2.812cm" svg:y="8.341cm">
            <text:p/>
          </draw:rect>
        </draw:g>
        <draw:g draw:id="id8">
          <draw:glue-point draw:id="4" svg:x="-5cm" svg:y="-4.124cm" draw:escape-direction="left"/>
          <draw:glue-point draw:id="5" svg:x="5cm" svg:y="-4.196cm"/>
          <draw:rect draw:style-name="gr4" draw:text-style-name="P2" draw:layer="layout" svg:width="2cm" svg:height="1cm" svg:x="6.4cm" svg:y="5.33cm">
            <text:p text:style-name="P2">Page Table #2</text:p>
          </draw:rect>
          <draw:rect draw:style-name="gr5" draw:text-style-name="P1" draw:layer="layout" svg:width="2cm" svg:height="1cm" svg:x="6.4cm" svg:y="6.33cm">
            <text:p/>
          </draw:rect>
          <draw:rect draw:style-name="gr5" draw:text-style-name="P1" draw:layer="layout" svg:width="2cm" svg:height="1cm" svg:x="6.4cm" svg:y="7.33cm">
            <text:p/>
          </draw:rect>
          <draw:rect draw:style-name="gr5" draw:text-style-name="P1" draw:layer="layout" svg:width="2cm" svg:height="1cm" svg:x="6.4cm" svg:y="8.33cm">
            <text:p/>
          </draw:rect>
          <draw:rect draw:style-name="gr5" draw:text-style-name="P1" draw:layer="layout" svg:width="2cm" svg:height="1cm" svg:x="6.4cm" svg:y="9.33cm">
            <text:p/>
          </draw:rect>
        </draw:g>
        <draw:g draw:id="id6">
          <draw:glue-point draw:id="4" svg:x="-5cm" svg:y="-4.224cm"/>
          <draw:glue-point draw:id="5" svg:x="-5cm" svg:y="2.12cm"/>
          <draw:glue-point draw:id="6" svg:x="5cm" svg:y="1.988cm" draw:escape-direction="right"/>
          <draw:rect draw:style-name="gr6" draw:text-style-name="P1" draw:layer="layout" svg:width="2cm" svg:height="1cm" svg:x="10.002cm" svg:y="6.346cm">
            <text:p/>
          </draw:rect>
          <draw:rect draw:style-name="gr6" draw:text-style-name="P1" draw:layer="layout" svg:width="2cm" svg:height="1cm" svg:x="10.002cm" svg:y="7.346cm">
            <text:p/>
          </draw:rect>
          <draw:rect draw:style-name="gr6" draw:text-style-name="P1" draw:layer="layout" svg:width="2cm" svg:height="1cm" svg:x="10.002cm" svg:y="8.346cm">
            <text:p/>
          </draw:rect>
          <draw:rect draw:style-name="gr7" draw:text-style-name="P2" draw:layer="layout" svg:width="2cm" svg:height="1cm" svg:x="10.002cm" svg:y="9.346cm">
            <text:p text:style-name="P1"><text:span text:style-name="T1">Page Table #3</text:span></text:p>
          </draw:rect>
          <draw:rect draw:style-name="gr6" draw:text-style-name="P1" draw:layer="layout" svg:width="2cm" svg:height="1cm" svg:x="10.002cm" svg:y="10.346cm">
            <text:p/>
          </draw:rect>
        </draw:g>
        <draw:g draw:id="id4">
          <draw:glue-point draw:id="4" svg:x="-5cm" svg:y="-4.196cm" draw:escape-direction="left"/>
          <draw:glue-point draw:id="5" svg:x="5cm" svg:y="-4.058cm"/>
          <draw:rect draw:style-name="gr7" draw:text-style-name="P2" draw:layer="layout" svg:width="2cm" svg:height="1cm" svg:x="13.607cm" svg:y="7.343cm">
            <text:p text:style-name="P1"><text:span text:style-name="T1">Page Frame #</text:span></text:p>
          </draw:rect>
          <draw:rect draw:style-name="gr6" draw:text-style-name="P1" draw:layer="layout" svg:width="2cm" svg:height="1cm" svg:x="13.607cm" svg:y="8.343cm">
            <text:p/>
          </draw:rect>
          <draw:rect draw:style-name="gr6" draw:text-style-name="P1" draw:layer="layout" svg:width="2cm" svg:height="1cm" svg:x="13.607cm" svg:y="9.343cm">
            <text:p/>
          </draw:rect>
          <draw:rect draw:style-name="gr6" draw:text-style-name="P1" draw:layer="layout" svg:width="2cm" svg:height="1cm" svg:x="13.607cm" svg:y="10.343cm">
            <text:p/>
          </draw:rect>
          <draw:rect draw:style-name="gr6" draw:text-style-name="P1" draw:layer="layout" svg:width="2cm" svg:height="1cm" svg:x="13.607cm" svg:y="11.343cm">
            <text:p/>
          </draw:rect>
        </draw:g>
        <draw:connector draw:style-name="gr8" draw:text-style-name="P1" draw:layer="layout" draw:line-skew="-1.7cm" svg:x1="16.222cm" svg:y1="3.2cm" svg:x2="24cm" svg:y2="9.4cm" draw:start-shape="id1" draw:start-glue-point="4" draw:end-shape="id2" svg:d="m16222 3200v1390h7778v4810">
          <text:p/>
        </draw:connector>
        <draw:connector draw:style-name="gr9" draw:text-style-name="P1" draw:layer="layout" svg:x1="12.725cm" svg:y1="3.2cm" svg:x2="13.607cm" svg:y2="7.745cm" draw:start-shape="id3" draw:start-glue-point="4" draw:end-shape="id4" draw:end-glue-point="4" svg:d="m12725 3200v4545h882">
          <text:p/>
        </draw:connector>
        <draw:connector draw:style-name="gr9" draw:text-style-name="P1" draw:layer="layout" svg:x1="9.172cm" svg:y1="3.2cm" svg:x2="10.002cm" svg:y2="9.906cm" draw:start-shape="id5" draw:start-glue-point="4" draw:end-shape="id6" draw:end-glue-point="5" svg:d="m9172 3200v6706h830">
          <text:p/>
        </draw:connector>
        <draw:connector draw:style-name="gr9" draw:text-style-name="P1" draw:layer="layout" svg:x1="5.65cm" svg:y1="3.2cm" svg:x2="6.4cm" svg:y2="5.768cm" draw:start-shape="id7" draw:start-glue-point="4" draw:end-shape="id8" draw:end-glue-point="4" svg:d="m5650 3200v2568h750">
          <text:p/>
        </draw:connector>
        <draw:connector draw:style-name="gr9" draw:text-style-name="P1" draw:layer="layout" svg:x1="1.501cm" svg:y1="3.2cm" svg:x2="2.812cm" svg:y2="4.816cm" draw:start-shape="id9" draw:start-glue-point="4" draw:end-shape="id10" draw:end-glue-point="4" svg:d="m1501 3200v1616h1311">
          <text:p/>
        </draw:connector>
        <draw:connector draw:style-name="gr10" draw:layer="layout" draw:line-skew="-0.305cm" svg:x1="4.812cm" svg:y1="4.74cm" svg:x2="6.4cm" svg:y2="7.83cm" draw:start-shape="id10" draw:start-glue-point="5" draw:end-shape="id8" draw:end-glue-point="3" svg:d="m4812 4740h464v3090h1124">
          <text:p/>
        </draw:connector>
        <draw:connector draw:style-name="gr11" draw:text-style-name="P1" draw:layer="layout" draw:line-skew="0.274cm" svg:x1="8.4cm" svg:y1="5.732cm" svg:x2="10.002cm" svg:y2="8.846cm" draw:start-shape="id8" draw:start-glue-point="5" draw:end-shape="id6" draw:end-glue-point="3" svg:d="m8400 5732h1075v3114h527">
          <text:p/>
        </draw:connector>
        <draw:connector draw:style-name="gr12" draw:text-style-name="P1" draw:layer="layout" svg:x1="12.002cm" svg:y1="9.84cm" svg:x2="13.607cm" svg:y2="9.843cm" draw:start-shape="id6" draw:start-glue-point="6" draw:end-shape="id4" svg:d="m12002 9840h803v3h802">
          <text:p/>
        </draw:connector>
        <draw:connector draw:style-name="gr13" draw:text-style-name="P1" draw:layer="layout" svg:x1="15.607cm" svg:y1="7.814cm" svg:x2="19.8cm" svg:y2="9.4cm" draw:start-shape="id4" draw:start-glue-point="5" draw:end-shape="id11" draw:end-glue-point="0" svg:d="m15607 7814h4193v1586">
          <text:p/>
        </draw:connector>
        <draw:g>
          <draw:glue-point draw:id="4" svg:x="-5cm" svg:y="-4.05cm"/>
          <draw:glue-point draw:id="5" svg:x="5cm" svg:y="-4.202cm"/>
          <draw:rect draw:style-name="gr14" draw:text-style-name="P3" draw:layer="layout" svg:width="1.188cm" svg:height="0.3cm" svg:x="10.312cm" svg:y="4cm">
            <text:p/>
          </draw:rect>
          <draw:rect draw:style-name="gr15" draw:text-style-name="P3" draw:layer="layout" svg:width="1.188cm" svg:height="0.3cm" svg:x="10.312cm" svg:y="4.3cm">
            <text:p/>
          </draw:rect>
          <draw:rect draw:style-name="gr16" draw:text-style-name="P3" draw:layer="layout" svg:width="1.188cm" svg:height="0.3cm" svg:x="10.312cm" svg:y="4.6cm">
            <text:p/>
          </draw:rect>
          <draw:rect draw:style-name="gr17" draw:text-style-name="P3" draw:layer="layout" svg:width="1.188cm" svg:height="0.3cm" svg:x="10.312cm" svg:y="4.9cm">
            <text:p/>
          </draw:rect>
          <draw:rect draw:style-name="gr18" draw:text-style-name="P3" draw:layer="layout" svg:width="1.188cm" svg:height="0.3cm" svg:x="10.312cm" svg:y="5.2cm">
            <text:p/>
          </draw:rect>
        </draw:g>
        <draw:g>
          <draw:glue-point draw:id="4" svg:x="-5cm" svg:y="-4.05cm"/>
          <draw:glue-point draw:id="5" svg:x="5cm" svg:y="-4.202cm"/>
          <draw:rect draw:style-name="gr19" draw:text-style-name="P3" draw:layer="layout" svg:width="1.188cm" svg:height="0.3cm" svg:x="6.812cm" svg:y="3.5cm">
            <text:p/>
          </draw:rect>
          <draw:rect draw:style-name="gr20" draw:text-style-name="P3" draw:layer="layout" svg:width="1.188cm" svg:height="0.3cm" svg:x="6.812cm" svg:y="3.8cm">
            <text:p/>
          </draw:rect>
          <draw:rect draw:style-name="gr21" draw:text-style-name="P3" draw:layer="layout" svg:width="1.188cm" svg:height="0.3cm" svg:x="6.812cm" svg:y="4.1cm">
            <text:p/>
          </draw:rect>
          <draw:rect draw:style-name="gr22" draw:text-style-name="P3" draw:layer="layout" svg:width="1.188cm" svg:height="0.3cm" svg:x="6.812cm" svg:y="4.4cm">
            <text:p/>
          </draw:rect>
          <draw:rect draw:style-name="gr23" draw:text-style-name="P3" draw:layer="layout" svg:width="1.188cm" svg:height="0.3cm" svg:x="6.812cm" svg:y="4.7cm">
            <text:p/>
          </draw:rect>
        </draw:g>
        <draw:g>
          <draw:glue-point draw:id="4" svg:x="-5cm" svg:y="-4.05cm"/>
          <draw:glue-point draw:id="5" svg:x="5cm" svg:y="-4.202cm"/>
          <draw:rect draw:style-name="gr24" draw:text-style-name="P3" draw:layer="layout" svg:width="1.188cm" svg:height="0.3cm" svg:x="6.812cm" svg:y="11cm">
            <text:p/>
          </draw:rect>
          <draw:rect draw:style-name="gr25" draw:text-style-name="P3" draw:layer="layout" svg:width="1.188cm" svg:height="0.3cm" svg:x="6.812cm" svg:y="11.3cm">
            <text:p/>
          </draw:rect>
          <draw:rect draw:style-name="gr26" draw:text-style-name="P3" draw:layer="layout" svg:width="1.188cm" svg:height="0.3cm" svg:x="6.812cm" svg:y="11.6cm">
            <text:p/>
          </draw:rect>
          <draw:rect draw:style-name="gr27" draw:text-style-name="P3" draw:layer="layout" svg:width="1.188cm" svg:height="0.3cm" svg:x="6.812cm" svg:y="11.9cm">
            <text:p/>
          </draw:rect>
          <draw:rect draw:style-name="gr28" draw:text-style-name="P3" draw:layer="layout" svg:width="1.188cm" svg:height="0.3cm" svg:x="6.812cm" svg:y="12.2cm">
            <text:p/>
          </draw:rect>
        </draw:g>
        <draw:g>
          <draw:glue-point draw:id="4" svg:x="-5cm" svg:y="-4.05cm"/>
          <draw:glue-point draw:id="5" svg:x="5cm" svg:y="-4.202cm"/>
          <draw:rect draw:style-name="gr29" draw:text-style-name="P3" draw:layer="layout" svg:width="1.188cm" svg:height="0.3cm" svg:x="6.812cm" svg:y="13cm">
            <text:p/>
          </draw:rect>
          <draw:rect draw:style-name="gr30" draw:text-style-name="P3" draw:layer="layout" svg:width="1.188cm" svg:height="0.3cm" svg:x="6.812cm" svg:y="13.3cm">
            <text:p/>
          </draw:rect>
          <draw:rect draw:style-name="gr31" draw:text-style-name="P3" draw:layer="layout" svg:width="1.188cm" svg:height="0.3cm" svg:x="6.812cm" svg:y="13.6cm">
            <text:p/>
          </draw:rect>
          <draw:rect draw:style-name="gr32" draw:text-style-name="P3" draw:layer="layout" svg:width="1.188cm" svg:height="0.3cm" svg:x="6.812cm" svg:y="13.9cm">
            <text:p/>
          </draw:rect>
          <draw:rect draw:style-name="gr33" draw:text-style-name="P3" draw:layer="layout" svg:width="1.188cm" svg:height="0.3cm" svg:x="6.812cm" svg:y="14.2cm">
            <text:p/>
          </draw:rect>
        </draw:g>
        <draw:g>
          <draw:glue-point draw:id="4" svg:x="-5cm" svg:y="-4.05cm"/>
          <draw:glue-point draw:id="5" svg:x="5cm" svg:y="-4.202cm"/>
          <draw:rect draw:style-name="gr34" draw:text-style-name="P3" draw:layer="layout" svg:width="1.188cm" svg:height="0.3cm" svg:x="10.312cm" svg:y="12cm">
            <text:p/>
          </draw:rect>
          <draw:rect draw:style-name="gr35" draw:text-style-name="P3" draw:layer="layout" svg:width="1.188cm" svg:height="0.3cm" svg:x="10.312cm" svg:y="12.3cm">
            <text:p/>
          </draw:rect>
          <draw:rect draw:style-name="gr36" draw:text-style-name="P3" draw:layer="layout" svg:width="1.188cm" svg:height="0.3cm" svg:x="10.312cm" svg:y="12.6cm">
            <text:p/>
          </draw:rect>
          <draw:rect draw:style-name="gr37" draw:text-style-name="P3" draw:layer="layout" svg:width="1.188cm" svg:height="0.3cm" svg:x="10.312cm" svg:y="12.9cm">
            <text:p/>
          </draw:rect>
          <draw:rect draw:style-name="gr38" draw:text-style-name="P3" draw:layer="layout" svg:width="1.188cm" svg:height="0.3cm" svg:x="10.312cm" svg:y="13.2cm">
            <text:p/>
          </draw:rect>
        </draw:g>
        <draw:g>
          <draw:glue-point draw:id="4" svg:x="-5cm" svg:y="-4.05cm"/>
          <draw:glue-point draw:id="5" svg:x="5cm" svg:y="-4.202cm"/>
          <draw:rect draw:style-name="gr39" draw:text-style-name="P3" draw:layer="layout" svg:width="1.188cm" svg:height="0.3cm" svg:x="10.312cm" svg:y="14cm">
            <text:p/>
          </draw:rect>
          <draw:rect draw:style-name="gr40" draw:text-style-name="P3" draw:layer="layout" svg:width="1.188cm" svg:height="0.3cm" svg:x="10.312cm" svg:y="14.3cm">
            <text:p/>
          </draw:rect>
          <draw:rect draw:style-name="gr41" draw:text-style-name="P3" draw:layer="layout" svg:width="1.188cm" svg:height="0.3cm" svg:x="10.312cm" svg:y="14.6cm">
            <text:p/>
          </draw:rect>
          <draw:rect draw:style-name="gr42" draw:text-style-name="P3" draw:layer="layout" svg:width="1.188cm" svg:height="0.3cm" svg:x="10.312cm" svg:y="14.9cm">
            <text:p/>
          </draw:rect>
          <draw:rect draw:style-name="gr43" draw:text-style-name="P3" draw:layer="layout" svg:width="1.188cm" svg:height="0.3cm" svg:x="10.312cm" svg:y="15.2cm">
            <text:p/>
          </draw:rect>
        </draw:g>
        <draw:g>
          <draw:glue-point draw:id="4" svg:x="-5cm" svg:y="-4.05cm"/>
          <draw:glue-point draw:id="5" svg:x="5cm" svg:y="-4.202cm"/>
          <draw:rect draw:style-name="gr44" draw:text-style-name="P3" draw:layer="layout" svg:width="1.188cm" svg:height="0.3cm" svg:x="14cm" svg:y="13cm">
            <text:p/>
          </draw:rect>
          <draw:rect draw:style-name="gr45" draw:text-style-name="P3" draw:layer="layout" svg:width="1.188cm" svg:height="0.3cm" svg:x="14cm" svg:y="13.3cm">
            <text:p/>
          </draw:rect>
          <draw:rect draw:style-name="gr46" draw:text-style-name="P3" draw:layer="layout" svg:width="1.188cm" svg:height="0.3cm" svg:x="14cm" svg:y="13.6cm">
            <text:p/>
          </draw:rect>
          <draw:rect draw:style-name="gr47" draw:text-style-name="P3" draw:layer="layout" svg:width="1.188cm" svg:height="0.3cm" svg:x="14cm" svg:y="13.9cm">
            <text:p/>
          </draw:rect>
          <draw:rect draw:style-name="gr48" draw:text-style-name="P3" draw:layer="layout" svg:width="1.188cm" svg:height="0.3cm" svg:x="14cm" svg:y="14.2cm">
            <text:p/>
          </draw:rect>
        </draw:g>
        <draw:g>
          <draw:glue-point draw:id="4" svg:x="-5cm" svg:y="-4.05cm"/>
          <draw:glue-point draw:id="5" svg:x="5cm" svg:y="-4.202cm"/>
          <draw:rect draw:style-name="gr49" draw:text-style-name="P3" draw:layer="layout" svg:width="1.188cm" svg:height="0.3cm" svg:x="14cm" svg:y="15cm">
            <text:p/>
          </draw:rect>
          <draw:rect draw:style-name="gr50" draw:text-style-name="P3" draw:layer="layout" svg:width="1.188cm" svg:height="0.3cm" svg:x="14cm" svg:y="15.3cm">
            <text:p/>
          </draw:rect>
          <draw:rect draw:style-name="gr51" draw:text-style-name="P3" draw:layer="layout" svg:width="1.188cm" svg:height="0.3cm" svg:x="14cm" svg:y="15.6cm">
            <text:p/>
          </draw:rect>
          <draw:rect draw:style-name="gr52" draw:text-style-name="P3" draw:layer="layout" svg:width="1.188cm" svg:height="0.3cm" svg:x="14cm" svg:y="15.9cm">
            <text:p/>
          </draw:rect>
          <draw:rect draw:style-name="gr53" draw:text-style-name="P3" draw:layer="layout" svg:width="1.188cm" svg:height="0.3cm" svg:x="14cm" svg:y="16.2cm">
            <text:p/>
          </draw:rect>
        </draw:g>
        <draw:g>
          <draw:glue-point draw:id="4" svg:x="-5cm" svg:y="-4.05cm"/>
          <draw:glue-point draw:id="5" svg:x="5cm" svg:y="-4.202cm"/>
          <draw:rect draw:style-name="gr54" draw:text-style-name="P3" draw:layer="layout" svg:width="1.188cm" svg:height="0.3cm" svg:x="14cm" svg:y="3.5cm">
            <text:p/>
          </draw:rect>
          <draw:rect draw:style-name="gr55" draw:text-style-name="P3" draw:layer="layout" svg:width="1.188cm" svg:height="0.3cm" svg:x="14cm" svg:y="3.8cm">
            <text:p/>
          </draw:rect>
          <draw:rect draw:style-name="gr56" draw:text-style-name="P3" draw:layer="layout" svg:width="1.188cm" svg:height="0.3cm" svg:x="14cm" svg:y="4.1cm">
            <text:p/>
          </draw:rect>
          <draw:rect draw:style-name="gr57" draw:text-style-name="P3" draw:layer="layout" svg:width="1.188cm" svg:height="0.3cm" svg:x="14cm" svg:y="4.4cm">
            <text:p/>
          </draw:rect>
          <draw:rect draw:style-name="gr58" draw:text-style-name="P3" draw:layer="layout" svg:width="1.188cm" svg:height="0.3cm" svg:x="14cm" svg:y="4.7cm">
            <text:p/>
          </draw:rect>
        </draw:g>
        <draw:g>
          <draw:glue-point draw:id="4" svg:x="-5cm" svg:y="-4.05cm"/>
          <draw:glue-point draw:id="5" svg:x="5cm" svg:y="-4.202cm"/>
          <draw:rect draw:style-name="gr59" draw:text-style-name="P3" draw:layer="layout" svg:width="1.188cm" svg:height="0.3cm" svg:x="14cm" svg:y="5.5cm">
            <text:p/>
          </draw:rect>
          <draw:rect draw:style-name="gr60" draw:text-style-name="P3" draw:layer="layout" svg:width="1.188cm" svg:height="0.3cm" svg:x="14cm" svg:y="5.8cm">
            <text:p/>
          </draw:rect>
          <draw:rect draw:style-name="gr61" draw:text-style-name="P3" draw:layer="layout" svg:width="1.188cm" svg:height="0.3cm" svg:x="14cm" svg:y="6.1cm">
            <text:p/>
          </draw:rect>
          <draw:rect draw:style-name="gr62" draw:text-style-name="P3" draw:layer="layout" svg:width="1.188cm" svg:height="0.3cm" svg:x="14cm" svg:y="6.4cm">
            <text:p/>
          </draw:rect>
          <draw:rect draw:style-name="gr63" draw:text-style-name="P3" draw:layer="layout" svg:width="1.188cm" svg:height="0.3cm" svg:x="14cm" svg:y="6.7cm">
            <text:p/>
          </draw:rect>
        </draw:g>
        <draw:rect draw:style-name="gr64" draw:text-style-name="P4" draw:id="id11" draw:layer="layout" svg:width="3.6cm" svg:height="1cm" svg:x="18cm" svg:y="9.4cm">
          <draw:glue-point draw:id="4" svg:x="-2.988cm" svg:y="5cm"/>
          <text:p text:style-name="P1"><text:span text:style-name="T2">Page Frame #</text:span></text:p>
        </draw:rect>
        <draw:rect draw:style-name="gr65" draw:text-style-name="P4" draw:id="id2" draw:layer="layout" svg:width="4.8cm" svg:height="1cm" svg:x="21.6cm" svg:y="9.4cm">
          <draw:glue-point draw:id="4" svg:x="-3.706cm" svg:y="5cm"/>
          <text:p text:style-name="P1"><text:span text:style-name="T2">Offset</text:span></text:p>
        </draw:rect>
        <draw:frame draw:style-name="gr66" draw:text-style-name="P5" draw:layer="layout" svg:width="2.586cm" svg:height="0.583cm" svg:x="17.814cm" svg:y="3.2cm">
          <draw:text-box>
            <text:p text:style-name="P5"><text:span text:style-name="T3">Virtual Address</text:span></text:p>
          </draw:text-box>
        </draw:frame>
        <draw:g draw:id="id12">
          <draw:glue-point draw:id="4" svg:x="-5cm" svg:y="-4.05cm"/>
          <draw:glue-point draw:id="5" svg:x="5cm" svg:y="-4.202cm"/>
          <draw:glue-point draw:id="6" svg:x="5cm" svg:y="2.133cm"/>
          <draw:rect draw:style-name="gr67" draw:text-style-name="P7" draw:layer="layout" svg:width="5.656cm" svg:height="0.708cm" svg:x="17.687cm" svg:y="12cm">
            <text:p text:style-name="P6"><text:span text:style-name="T4">Page Frame 0</text:span></text:p>
          </draw:rect>
          <draw:rect draw:style-name="gr68" draw:text-style-name="P3" draw:layer="layout" svg:width="5.656cm" svg:height="0.707cm" svg:x="17.687cm" svg:y="12.708cm">
            <text:p text:style-name="P8"><text:span text:style-name="T4">...</text:span></text:p>
          </draw:rect>
          <draw:rect draw:style-name="gr69" draw:text-style-name="P3" draw:layer="layout" svg:width="5.656cm" svg:height="0.709cm" svg:x="17.687cm" svg:y="13.415cm">
            <text:p text:style-name="P8"><text:span text:style-name="T4">Page Frame <text:s/>#</text:span></text:p>
          </draw:rect>
          <draw:rect draw:style-name="gr70" draw:text-style-name="P3" draw:layer="layout" svg:width="5.656cm" svg:height="0.708cm" svg:x="17.687cm" svg:y="14.124cm">
            <text:p text:style-name="P8"><text:span text:style-name="T4">...</text:span></text:p>
          </draw:rect>
          <draw:rect draw:style-name="gr71" draw:text-style-name="P3" draw:layer="layout" svg:width="5.656cm" svg:height="0.707cm" svg:x="17.687cm" svg:y="14.832cm">
            <text:p text:style-name="P8"><text:span text:style-name="T4">...</text:span></text:p>
          </draw:rect>
        </draw:g>
        <draw:g>
          <draw:glue-point draw:id="4" svg:x="-5cm" svg:y="-4.05cm"/>
          <draw:glue-point draw:id="5" svg:x="5cm" svg:y="-4.202cm"/>
          <draw:rect draw:style-name="gr72" draw:text-style-name="P3" draw:layer="layout" svg:width="5.656cm" svg:height="0.708cm" svg:x="17.687cm" svg:y="15.539cm">
            <text:p text:style-name="P8"><text:span text:style-name="T4">...</text:span></text:p>
          </draw:rect>
          <draw:rect draw:style-name="gr73" draw:text-style-name="P3" draw:layer="layout" svg:width="5.656cm" svg:height="0.709cm" svg:x="17.687cm" svg:y="16.247cm">
            <text:p text:style-name="P8"><text:span text:style-name="T4">...</text:span></text:p>
          </draw:rect>
          <draw:rect draw:style-name="gr74" draw:text-style-name="P3" draw:layer="layout" svg:width="5.656cm" svg:height="0.707cm" svg:x="17.687cm" svg:y="16.956cm">
            <text:p text:style-name="P8"><text:span text:style-name="T4">Page Frame n-1</text:span></text:p>
          </draw:rect>
          <draw:rect draw:style-name="gr75" draw:text-style-name="P3" draw:layer="layout" svg:width="5.656cm" svg:height="0.708cm" svg:x="17.687cm" svg:y="17.663cm">
            <text:p text:style-name="P8"><text:span text:style-name="T4">Page Frame n</text:span></text:p>
          </draw:rect>
        </draw:g>
        <draw:connector draw:style-name="gr76" draw:text-style-name="P4" draw:layer="layout" svg:x1="26.4cm" svg:y1="9.9cm" svg:x2="23.343cm" svg:y2="13.769cm" draw:start-shape="id2" draw:start-glue-point="1" draw:end-shape="id12" draw:end-glue-point="1" svg:d="m26400 9900h525v3869h-3582">
          <text:p/>
        </draw:connector>
        <draw:frame draw:style-name="gr66" draw:text-style-name="P5" draw:layer="layout" svg:width="2.862cm" svg:height="0.583cm" svg:x="19.014cm" svg:y="11.401cm">
          <draw:text-box>
            <text:p text:style-name="P5"><text:span text:style-name="T3">Physical Address</text:span></text:p>
          </draw:text-box>
        </draw:frame>
        <draw:frame draw:style-name="gr66" draw:text-style-name="P9" draw:layer="layout" svg:width="0.787cm" svg:height="0.422cm" svg:x="4.025cm" svg:y="9.341cm">
          <draw:text-box>
            <text:p text:style-name="P9"><text:span text:style-name="T5">4KB</text:span></text:p>
          </draw:text-box>
        </draw:frame>
        <draw:frame draw:style-name="gr66" draw:text-style-name="P9" draw:layer="layout" svg:width="0.787cm" svg:height="0.422cm" svg:x="7.613cm" svg:y="10.33cm">
          <draw:text-box>
            <text:p text:style-name="P9"><text:span text:style-name="T5">4KB</text:span></text:p>
          </draw:text-box>
        </draw:frame>
        <draw:frame draw:style-name="gr66" draw:text-style-name="P9" draw:layer="layout" svg:width="0.787cm" svg:height="0.422cm" svg:x="11.215cm" svg:y="11.346cm">
          <draw:text-box>
            <text:p text:style-name="P9"><text:span text:style-name="T5">4KB</text:span></text:p>
          </draw:text-box>
        </draw:frame>
        <draw:frame draw:style-name="gr66" draw:text-style-name="P9" draw:layer="layout" svg:width="0.787cm" svg:height="0.422cm" svg:x="14.82cm" svg:y="12.343cm">
          <draw:text-box>
            <text:p text:style-name="P9"><text:span text:style-name="T5">4KB</text:span></text:p>
          </draw:text-box>
        </draw:frame>
        <draw:frame draw:style-name="gr66" draw:text-style-name="P9" draw:layer="layout" svg:width="1.139cm" svg:height="0.422cm" svg:x="2.812cm" svg:y="9.341cm">
          <draw:text-box>
            <text:p text:style-name="P9"><text:span text:style-name="T5">512 Lines</text:span></text:p>
          </draw:text-box>
        </draw:frame>
        <draw:frame draw:style-name="gr66" draw:text-style-name="P9" draw:layer="layout" svg:width="1.139cm" svg:height="0.422cm" svg:x="6.4cm" svg:y="10.33cm">
          <draw:text-box>
            <text:p text:style-name="P9"><text:span text:style-name="T5">512 Lines</text:span></text:p>
          </draw:text-box>
        </draw:frame>
        <draw:frame draw:style-name="gr66" draw:text-style-name="P9" draw:layer="layout" svg:width="1.139cm" svg:height="0.422cm" svg:x="13.56cm" svg:y="12.343cm">
          <draw:text-box>
            <text:p text:style-name="P9"><text:span text:style-name="T5">512 Lines</text:span></text:p>
          </draw:text-box>
        </draw:frame>
        <draw:frame draw:style-name="gr66" draw:text-style-name="P9" draw:layer="layout" svg:width="0.872cm" svg:height="0.422cm" svg:x="3.928cm" svg:y="2.778cm">
          <draw:text-box>
            <text:p text:style-name="P9"><text:span text:style-name="T5">9 bits</text:span></text:p>
          </draw:text-box>
        </draw:frame>
        <draw:frame draw:style-name="gr66" draw:text-style-name="P9" draw:layer="layout" svg:width="0.872cm" svg:height="0.422cm" svg:x="7.528cm" svg:y="2.778cm">
          <draw:text-box>
            <text:p text:style-name="P9"><text:span text:style-name="T5">9 bits</text:span></text:p>
          </draw:text-box>
        </draw:frame>
        <draw:frame draw:style-name="gr66" draw:text-style-name="P9" draw:layer="layout" svg:width="0.872cm" svg:height="0.422cm" svg:x="11.128cm" svg:y="2.778cm">
          <draw:text-box>
            <text:p text:style-name="P9"><text:span text:style-name="T5">9 bits</text:span></text:p>
          </draw:text-box>
        </draw:frame>
        <draw:frame draw:style-name="gr66" draw:text-style-name="P9" draw:layer="layout" svg:width="0.872cm" svg:height="0.422cm" svg:x="14.728cm" svg:y="2.778cm">
          <draw:text-box>
            <text:p text:style-name="P9"><text:span text:style-name="T5">9 bits</text:span></text:p>
          </draw:text-box>
        </draw:frame>
        <draw:frame draw:style-name="gr66" draw:text-style-name="P9" draw:layer="layout" svg:width="0.948cm" svg:height="0.422cm" svg:x="19.452cm" svg:y="2.778cm">
          <draw:text-box>
            <text:p text:style-name="P9"><text:span text:style-name="T5">12 bits</text:span></text:p>
          </draw:text-box>
        </draw:frame>
        <draw:frame draw:style-name="gr77" draw:text-style-name="P10" draw:layer="layout" svg:width="11.5cm" svg:height="0.659cm" svg:x="1cm" svg:y="19.417cm">
          <draw:text-box>
            <text:p text:style-name="P10"><text:span text:style-name="T6">Esboço da organização deste sistema de gestão de memór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uno Cancelo</meta:initial-creator>
    <meta:creation-date>2010-12-28T17:19:13.83</meta:creation-date>
    <dc:date>2010-12-28T19:07:20.70</dc:date>
    <dc:creator>Nuno Cancelo</dc:creator>
    <meta:editing-duration>PT01H48M11S</meta:editing-duration>
    <meta:editing-cycles>5</meta:editing-cycles>
    <meta:generator>OpenOffice.org/3.2$Win32 OpenOffice.org_project/320m18$Build-9502</meta:generator>
    <meta:document-statistic meta:object-count="127"/>
  </office:meta>
</office:document-meta>
</file>